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" svg:font-family="'Andale Sans U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solid" draw:fill-color="#6fb544" draw:opacity="50%" draw:textarea-horizontal-align="center" draw:textarea-vertical-align="middle" draw:shadow="hidden" draw:shadow-offset-x="0.3cm" draw:shadow-offset-y="0.3cm" draw:shadow-color="#808080" draw:shadow-opacity="50%"/>
    </style:style>
    <style:style style:name="gr2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solid" draw:fill-color="#ad649a" draw:opacity="50%" draw:textarea-horizontal-align="center" draw:textarea-vertical-align="middle" draw:shadow="hidden" draw:shadow-offset-x="0.3cm" draw:shadow-offset-y="0.3cm" draw:shadow-color="#808080" draw:shadow-opacity="50%"/>
    </style:style>
    <style:style style:name="gr3" style:family="graphic" style:parent-style-name="standard">
      <style:graphic-properties draw:stroke="solid" draw:stroke-dash="Dashed_20__28_var_29__20_4098" svg:stroke-width="0.019cm" svg:stroke-color="#000000" draw:marker-start-width="0.332cm" draw:marker-start-center="false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draw:stroke="solid" draw:stroke-dash="Dashed_20__28_var_29__20_4099" svg:stroke-width="0.019cm" svg:stroke-color="#000000" draw:marker-start-width="0.332cm" draw:marker-start-center="false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>
      <style:graphic-properties draw:stroke="none" svg:stroke-width="0.019cm" svg:stroke-color="#808080" draw:marker-start-width="0.33cm" draw:marker-start-center="false" draw:marker-end-width="0.33cm" draw:marker-end-center="false" draw:fill="none" draw:fill-color="#ffffff" fo:min-height="0.13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.019cm" svg:stroke-color="#80808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7" style:family="graphic" style:parent-style-name="standard">
      <style:graphic-properties draw:stroke="solid" svg:stroke-width="0.049cm" svg:stroke-color="#000000" draw:marker-start-width="0.273cm" draw:marker-start-center="false" draw:marker-end-width="0.273cm" draw:marker-end-center="false" draw:fill="none" draw:fill-color="#00b8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/>
    </style:style>
    <style:style style:name="gr8" style:family="graphic" style:parent-style-name="standard">
      <style:graphic-properties draw:stroke="solid" svg:stroke-width="0.049cm" svg:stroke-color="#000000" draw:marker-start-width="0.273cm" draw:marker-start-center="false" draw:marker-end-width="0.273cm" draw:marker-end-center="false" draw:fill="solid" draw:fill-color="#00b8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/>
    </style:style>
    <style:style style:name="gr9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solid" draw:fill-color="#a8d384" draw:opacity="100%" draw:textarea-horizontal-align="center" draw:textarea-vertical-align="middle" draw:shadow="hidden" draw:shadow-offset-x="0.3cm" draw:shadow-offset-y="0.3cm" draw:shadow-color="#808080" draw:shadow-opacity="100%"/>
    </style:style>
    <style:style style:name="P1" style:family="paragraph">
      <loext:graphic-properties draw:fill="solid" draw:fill-color="#6fb544" draw:opacity="5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loext:graphic-properties draw:fill="solid" draw:fill-color="#ad649a" draw:opacity="5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horndale" fo:font-size="24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6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7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8" style:family="paragraph">
      <loext:graphic-properties draw:fill="solid" draw:fill-color="#a8d384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1.749cm" svg:height="1.749cm" svg:x="9.724cm" svg:y="14.929cm" svg:viewBox="0 0 1750 1750" draw:points="0,0 1750,0 1750,1750 0,1750">
            <text:p/>
          </draw:polygon>
          <draw:circle draw:style-name="gr2" draw:text-style-name="P2" draw:layer="layout" svg:width="3.5cm" svg:height="3.5cm" svg:x="8.849cm" svg:y="13.179cm" draw:kind="section" draw:start-angle="0.11" draw:end-angle="179.9">
            <text:p/>
          </draw:circle>
          <draw:g>
            <draw:line draw:style-name="gr3" draw:text-style-name="P3" draw:layer="layout" svg:x1="10.061cm" svg:y1="16.142cm" svg:x2="10.259cm" svg:y2="16.34cm">
              <text:p/>
            </draw:line>
            <draw:line draw:style-name="gr4" draw:text-style-name="P3" draw:layer="layout" svg:x1="10.061cm" svg:y1="16.34cm" svg:x2="10.262cm" svg:y2="16.142cm">
              <text:p/>
            </draw:line>
          </draw:g>
          <draw:frame draw:style-name="gr5" draw:text-style-name="P5" draw:layer="layout" svg:width="0.207cm" svg:height="0.624cm" svg:x="10.262cm" svg:y="15.767cm">
            <draw:text-box>
              <text:p text:style-name="P4"><text:span text:style-name="T1">H</text:span></text:p>
            </draw:text-box>
          </draw:frame>
          <draw:line draw:style-name="gr6" draw:text-style-name="P6" draw:layer="layout" svg:x1="8.849cm" svg:y1="13.19cm" svg:x2="8.849cm" svg:y2="16.679cm">
            <text:p/>
          </draw:line>
          <draw:line draw:style-name="gr6" draw:text-style-name="P6" draw:layer="layout" svg:x1="9.285cm" svg:y1="13.19cm" svg:x2="9.285cm" svg:y2="16.679cm">
            <text:p/>
          </draw:line>
          <draw:line draw:style-name="gr6" draw:text-style-name="P6" draw:layer="layout" svg:x1="9.724cm" svg:y1="13.19cm" svg:x2="9.724cm" svg:y2="16.679cm">
            <text:p/>
          </draw:line>
          <draw:line draw:style-name="gr6" draw:text-style-name="P6" draw:layer="layout" svg:x1="10.16cm" svg:y1="13.19cm" svg:x2="10.16cm" svg:y2="16.679cm">
            <text:p/>
          </draw:line>
          <draw:line draw:style-name="gr6" draw:text-style-name="P6" draw:layer="layout" svg:x1="10.599cm" svg:y1="13.19cm" svg:x2="10.599cm" svg:y2="16.679cm">
            <text:p/>
          </draw:line>
          <draw:line draw:style-name="gr6" draw:text-style-name="P6" draw:layer="layout" svg:x1="11.033cm" svg:y1="13.19cm" svg:x2="11.033cm" svg:y2="16.679cm">
            <text:p/>
          </draw:line>
          <draw:line draw:style-name="gr6" draw:text-style-name="P6" draw:layer="layout" svg:x1="11.474cm" svg:y1="13.19cm" svg:x2="11.474cm" svg:y2="16.679cm">
            <text:p/>
          </draw:line>
          <draw:line draw:style-name="gr6" draw:text-style-name="P6" draw:layer="layout" svg:x1="11.908cm" svg:y1="13.19cm" svg:x2="11.908cm" svg:y2="16.679cm">
            <text:p/>
          </draw:line>
          <draw:line draw:style-name="gr6" draw:text-style-name="P6" draw:layer="layout" svg:x1="12.349cm" svg:y1="13.19cm" svg:x2="12.349cm" svg:y2="16.679cm">
            <text:p/>
          </draw:line>
          <draw:line draw:style-name="gr6" draw:text-style-name="P6" draw:layer="layout" svg:x1="8.849cm" svg:y1="16.679cm" svg:x2="12.349cm" svg:y2="16.679cm">
            <text:p/>
          </draw:line>
          <draw:line draw:style-name="gr6" draw:text-style-name="P6" draw:layer="layout" svg:x1="8.849cm" svg:y1="16.241cm" svg:x2="12.349cm" svg:y2="16.241cm">
            <text:p/>
          </draw:line>
          <draw:line draw:style-name="gr6" draw:text-style-name="P6" draw:layer="layout" svg:x1="8.849cm" svg:y1="15.805cm" svg:x2="12.349cm" svg:y2="15.805cm">
            <text:p/>
          </draw:line>
          <draw:line draw:style-name="gr6" draw:text-style-name="P6" draw:layer="layout" svg:x1="8.849cm" svg:y1="15.37cm" svg:x2="12.349cm" svg:y2="15.37cm">
            <text:p/>
          </draw:line>
          <draw:line draw:style-name="gr6" draw:text-style-name="P6" draw:layer="layout" svg:x1="8.849cm" svg:y1="14.934cm" svg:x2="12.349cm" svg:y2="14.934cm">
            <text:p/>
          </draw:line>
          <draw:line draw:style-name="gr6" draw:text-style-name="P6" draw:layer="layout" svg:x1="8.849cm" svg:y1="14.497cm" svg:x2="12.349cm" svg:y2="14.497cm">
            <text:p/>
          </draw:line>
          <draw:line draw:style-name="gr6" draw:text-style-name="P6" draw:layer="layout" svg:x1="8.849cm" svg:y1="14.063cm" svg:x2="12.349cm" svg:y2="14.063cm">
            <text:p/>
          </draw:line>
          <draw:line draw:style-name="gr6" draw:text-style-name="P6" draw:layer="layout" svg:x1="8.849cm" svg:y1="13.625cm" svg:x2="12.349cm" svg:y2="13.625cm">
            <text:p/>
          </draw:line>
          <draw:line draw:style-name="gr6" draw:text-style-name="P6" draw:layer="layout" svg:x1="8.849cm" svg:y1="13.19cm" svg:x2="12.349cm" svg:y2="13.19cm">
            <text:p/>
          </draw:line>
          <draw:polyline draw:style-name="gr7" draw:text-style-name="P7" draw:layer="layout" svg:width="3.499cm" svg:height="1.742cm" svg:x="8.849cm" svg:y="14.934cm" svg:viewBox="0 0 3500 1743" draw:points="0,0 3500,0 2625,0 2625,436 3500,871 2625,1307 2625,436 2625,1743 875,1743 875,0">
            <text:p/>
          </draw:polyline>
          <draw:ellipse draw:style-name="gr8" draw:text-style-name="P6" draw:layer="layout" svg:width="3.5cm" svg:height="3.488cm" draw:transform="rotate (-3.14159265358979) translate (12.349cm 16.666cm)" draw:kind="arc" draw:start-angle="179.74" draw:end-angle="0.32">
            <text:p/>
          </draw:ellipse>
          <draw:circle draw:style-name="gr9" draw:text-style-name="P8" draw:layer="layout" svg:width="0.438cm" svg:height="0.438cm" svg:x="10.162cm" svg:y="13.625cm">
            <text:p/>
          </draw:circle>
          <draw:ellipse draw:style-name="gr9" draw:text-style-name="P8" draw:layer="layout" svg:width="0.438cm" svg:height="0.436cm" svg:x="11.037cm" svg:y="14.063cm">
            <text:p/>
          </draw:ellips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Sans UI" svg:font-family="'Andale Sans U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098" draw:display-name="Dashed (var) 4098" draw:style="rect" draw:dots1="1" draw:dots1-length="0.006cm" draw:dots2="1" draw:dots2-length="0.006cm" draw:distance="0.006cm"/>
    <draw:stroke-dash draw:name="Dashed_20__28_var_29__20_4099" draw:display-name="Dashed (var) 4099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0T16:16:52.506594870</meta:creation-date>
    <dc:date>2018-04-10T16:17:35.206887842</dc:date>
    <meta:editing-duration>PT43S</meta:editing-duration>
    <meta:editing-cycles>1</meta:editing-cycles>
    <meta:document-statistic meta:object-count="29"/>
    <meta:generator>LibreOffice/6.0.0.3$MacOSX_X86_64 LibreOffice_project/64a0f66915f38c6217de274f0aa8e15618924765</meta:generator>
  </office:meta>
</office:document-meta>
</file>